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94cm" style:rel-column-width="1584*"/>
    </style:style>
    <style:style style:name="Tabela1.B" style:family="table-column">
      <style:table-column-properties style:column-width="5.309cm" style:rel-column-width="3010*"/>
    </style:style>
    <style:style style:name="Tabela1.C" style:family="table-column">
      <style:table-column-properties style:column-width="8.897cm" style:rel-column-width="504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307cm" table:align="left"/>
    </style:style>
    <style:style style:name="Tabela2.A" style:family="table-column">
      <style:table-column-properties style:column-width="3.307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3.307cm" table:align="left"/>
    </style:style>
    <style:style style:name="Tabela3.A" style:family="table-column">
      <style:table-column-properties style:column-width="3.307cm"/>
    </style:style>
    <style:style style:name="Tabela3.A1" style:family="table-cell">
      <style:table-cell-properties fo:padding="0.097cm" fo:border="0.05pt solid #000000"/>
    </style:style>
    <style:style style:name="Tabela5" style:family="table">
      <style:table-properties style:width="4.697cm" table:align="left"/>
    </style:style>
    <style:style style:name="Tabela5.A" style:family="table-column">
      <style:table-column-properties style:column-width="4.697cm"/>
    </style:style>
    <style:style style:name="Tabela5.1" style:family="table-row">
      <style:table-row-properties fo:keep-together="always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.697cm" table:align="left"/>
    </style:style>
    <style:style style:name="Tabela6.A" style:family="table-column">
      <style:table-column-properties style:column-width="4.697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.697cm" table:align="left"/>
    </style:style>
    <style:style style:name="Tabela7.A" style:family="table-column">
      <style:table-column-properties style:column-width="4.697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4.697cm" table:align="left"/>
    </style:style>
    <style:style style:name="Tabela4.A" style:family="table-column">
      <style:table-column-properties style:column-width="4.697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5.491cm" fo:margin-left="5.717cm" table:align="left"/>
    </style:style>
    <style:style style:name="Tabela8.A" style:family="table-column">
      <style:table-column-properties style:column-width="5.491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5.006cm" fo:margin-left="10.7cm" table:align="left"/>
    </style:style>
    <style:style style:name="Tabela9.A" style:family="table-column">
      <style:table-column-properties style:column-width="5.006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officeooo:rsid="00244c3c" officeooo:paragraph-rsid="00244c3c"/>
    </style:style>
    <style:style style:name="P2" style:family="paragraph" style:parent-style-name="Table_20_Contents">
      <style:text-properties style:font-name="Arial" fo:font-size="10.5pt"/>
    </style:style>
    <style:style style:name="P3" style:family="paragraph" style:parent-style-name="Table_20_Contents">
      <style:text-properties style:font-name="Arial" fo:font-size="10.5pt" officeooo:rsid="00130ed3" officeooo:paragraph-rsid="00130ed3"/>
    </style:style>
    <style:style style:name="P4" style:family="paragraph" style:parent-style-name="Table_20_Contents">
      <style:text-properties style:font-name="Arial" fo:font-size="10.5pt" officeooo:rsid="00168dd9" officeooo:paragraph-rsid="00168dd9"/>
    </style:style>
    <style:style style:name="P5" style:family="paragraph" style:parent-style-name="Table_20_Contents">
      <style:text-properties style:font-name="Arial" fo:font-size="10.5pt" officeooo:paragraph-rsid="00168dd9"/>
    </style:style>
    <style:style style:name="P6" style:family="paragraph" style:parent-style-name="Table_20_Contents">
      <style:text-properties style:font-name="Arial" fo:font-size="10pt"/>
    </style:style>
    <style:style style:name="P7" style:family="paragraph" style:parent-style-name="Table_20_Contents">
      <style:text-properties style:font-name="Arial" fo:font-size="10pt" officeooo:rsid="00203f75" officeooo:paragraph-rsid="00203f75"/>
    </style:style>
    <style:style style:name="P8" style:family="paragraph" style:parent-style-name="Table_20_Contents">
      <style:text-properties style:font-name="Arial" fo:font-size="10pt" officeooo:rsid="0020e5b8" officeooo:paragraph-rsid="0020e5b8"/>
    </style:style>
    <style:style style:name="P9" style:family="paragraph" style:parent-style-name="Table_20_Contents">
      <style:text-properties style:font-name="Arial" fo:font-size="10pt" officeooo:rsid="0020e5b8" officeooo:paragraph-rsid="003460b0"/>
    </style:style>
    <style:style style:name="P10" style:family="paragraph" style:parent-style-name="Table_20_Contents">
      <style:text-properties style:font-name="Arial" fo:font-size="10pt" officeooo:rsid="0020e5b8" officeooo:paragraph-rsid="003505eb"/>
    </style:style>
    <style:style style:name="P11" style:family="paragraph" style:parent-style-name="Table_20_Contents">
      <style:text-properties style:font-name="Arial" fo:font-size="10pt" officeooo:rsid="0022c5e0" officeooo:paragraph-rsid="0022c5e0"/>
    </style:style>
    <style:style style:name="P12" style:family="paragraph" style:parent-style-name="Table_20_Contents">
      <style:text-properties style:font-name="Arial" fo:font-size="10pt" officeooo:rsid="0030bb52" officeooo:paragraph-rsid="0030bb52"/>
    </style:style>
    <style:style style:name="P13" style:family="paragraph" style:parent-style-name="Table_20_Contents">
      <style:text-properties style:font-name="Arial" fo:font-size="10pt" officeooo:rsid="0030bb52" officeooo:paragraph-rsid="003460b0"/>
    </style:style>
    <style:style style:name="P14" style:family="paragraph" style:parent-style-name="Table_20_Contents">
      <style:text-properties style:font-name="Arial" fo:font-size="10pt" officeooo:rsid="0030bb52" officeooo:paragraph-rsid="0030bb52" fo:background-color="transparent"/>
    </style:style>
    <style:style style:name="P15" style:family="paragraph" style:parent-style-name="Table_20_Contents">
      <style:text-properties officeooo:rsid="0020e5b8" officeooo:paragraph-rsid="0020e5b8"/>
    </style:style>
    <style:style style:name="P16" style:family="paragraph" style:parent-style-name="Table_20_Contents">
      <style:text-properties officeooo:rsid="0020e5b8" officeooo:paragraph-rsid="003460b0"/>
    </style:style>
    <style:style style:name="P17" style:family="paragraph" style:parent-style-name="Table_20_Contents">
      <style:text-properties officeooo:paragraph-rsid="003460b0"/>
    </style:style>
    <style:style style:name="P18" style:family="paragraph" style:parent-style-name="Table_20_Contents">
      <style:text-properties officeooo:rsid="003505eb" officeooo:paragraph-rsid="003505eb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022c5e0" officeooo:paragraph-rsid="0022c5e0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02f0f24" officeooo:paragraph-rsid="002f0f24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022c5e0" officeooo:paragraph-rsid="0022c5e0" fo:background-color="transparen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022c5e0" officeooo:paragraph-rsid="0022c5e0" fo:background-color="transparen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022c5e0" officeooo:paragraph-rsid="003460b0" fo:background-color="transparen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02d27fe" officeooo:paragraph-rsid="002d27fe" fo:background-color="transparen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02d27fe" officeooo:paragraph-rsid="002d27fe" fo:background-color="transparent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" fo:font-size="10pt" fo:letter-spacing="normal" fo:font-style="normal" fo:font-weight="normal" loext:padding="0cm" loext:border="none"/>
    </style:style>
    <style:style style:name="P27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" fo:font-size="10pt" fo:letter-spacing="normal" fo:font-style="normal" fo:font-weight="normal" officeooo:rsid="001e643d" officeooo:paragraph-rsid="001e643d" loext:padding="0cm" loext:border="none"/>
    </style:style>
    <style:style style:name="P28" style:family="paragraph" style:parent-style-name="Text_20_body" style:list-style-name="L1">
      <style:paragraph-properties fo:orphans="2" fo:widows="2"/>
      <style:text-properties officeooo:paragraph-rsid="001e643d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0.5pt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2a89f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0ed3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76c6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0.5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rsid="00168dd9" officeooo:paragraph-rsid="00168dd9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rsid="0022c5e0" officeooo:paragraph-rsid="0022c5e0"/>
    </style:style>
    <style:style style:name="P36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" fo:font-size="10pt" fo:letter-spacing="normal" fo:font-style="normal" fo:font-weight="normal" loext:padding="0cm" loext:border="none"/>
    </style:style>
    <style:style style:name="P37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" fo:font-size="10pt" fo:letter-spacing="normal" fo:font-style="normal" fo:font-weight="normal" officeooo:paragraph-rsid="00203f75" loext:padding="0cm" loext:border="none"/>
    </style:style>
    <style:style style:name="P38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" fo:font-size="10pt" fo:letter-spacing="normal" fo:font-style="normal" fo:font-weight="normal" officeooo:paragraph-rsid="00203f75" loext:padding="0cm" loext:border="none"/>
    </style:style>
    <style:style style:name="P39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" fo:font-size="10pt" fo:letter-spacing="normal" fo:font-style="normal" fo:font-weight="normal" officeooo:paragraph-rsid="0022c5e0" loext:padding="0cm" loext:border="none"/>
    </style:style>
    <style:style style:name="P40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" fo:font-size="10pt" fo:letter-spacing="normal" fo:font-style="normal" fo:font-weight="normal" officeooo:rsid="0020e5b8" officeooo:paragraph-rsid="0020e5b8" loext:padding="0cm" loext:border="none"/>
    </style:style>
    <style:style style:name="P41" style:family="paragraph" style:parent-style-name="Text_20_body">
      <style:paragraph-properties fo:margin-top="0cm" fo:margin-bottom="0cm" style:contextual-spacing="false" fo:orphans="2" fo:widows="2">
        <style:tab-stops>
          <style:tab-stop style:position="0cm"/>
          <style:tab-stop style:position="0.095cm"/>
        </style:tab-stops>
      </style:paragraph-properties>
      <style:text-properties fo:font-variant="normal" fo:text-transform="none" fo:color="#000000" loext:opacity="100%" style:font-name="Arial" fo:font-size="10pt" fo:letter-spacing="normal" fo:font-style="normal" fo:font-weight="normal" officeooo:rsid="0022c5e0" officeooo:paragraph-rsid="0022c5e0" loext:padding="0cm" loext:border="none"/>
    </style:style>
    <style:style style:name="P42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" fo:font-size="10pt" fo:letter-spacing="normal" fo:font-style="normal" fo:font-weight="normal" officeooo:rsid="0022c5e0" officeooo:paragraph-rsid="0020e5b8" loext:padding="0cm" loext:border="none"/>
    </style:style>
    <style:style style:name="P43" style:family="paragraph" style:parent-style-name="Text_20_body">
      <style:paragraph-properties fo:margin-top="0cm" fo:margin-bottom="0cm" style:contextual-spacing="false" fo:orphans="2" fo:widows="2"/>
    </style:style>
    <style:style style:name="P44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76c6"/>
    </style:style>
    <style:style style:name="P45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76c6"/>
    </style:style>
    <style:style style:name="P46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20e5b8"/>
    </style:style>
    <style:style style:name="P47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76c6"/>
    </style:style>
    <style:style style:name="P48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e643d"/>
    </style:style>
    <style:style style:name="P49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0ed3"/>
    </style:style>
    <style:style style:name="P50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76c6"/>
    </style:style>
    <style:style style:name="P51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2a89f"/>
    </style:style>
    <style:style style:name="P52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Arial" fo:font-size="10.5pt" fo:letter-spacing="normal" fo:font-style="normal" fo:font-weight="normal" officeooo:paragraph-rsid="00130ed3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22c5e0" officeooo:paragraph-rsid="0022c5e0" fo:background-color="transparent" loext:padding="0cm" loext:border="none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</style:style>
    <style:style style:name="T1" style:family="text">
      <style:text-properties fo:font-style="italic"/>
    </style:style>
    <style:style style:name="T2" style:family="text">
      <style:text-properties style:font-name="Arial" fo:font-size="10pt" officeooo:rsid="0030bb52"/>
    </style:style>
    <style:style style:name="T3" style:family="text">
      <style:text-properties style:font-name="Arial" fo:font-size="10pt" officeooo:rsid="003460b0"/>
    </style:style>
    <style:style style:name="T4" style:family="text">
      <style:text-properties style:font-name="Arial" fo:font-size="10pt" officeooo:rsid="00376437"/>
    </style:style>
    <style:style style:name="T5" style:family="text">
      <style:text-properties fo:color="#000000" loext:opacity="100%" fo:font-size="10pt" loext:padding="0cm" loext:border="none"/>
    </style:style>
    <style:style style:name="T6" style:family="text">
      <style:text-properties fo:color="#000000" loext:opacity="100%" fo:font-size="10pt" fo:font-style="italic" loext:padding="0cm" loext:border="none"/>
    </style:style>
    <style:style style:name="T7" style:family="text">
      <style:text-properties fo:color="#000000" loext:opacity="100%" fo:font-size="10pt" officeooo:rsid="00130ed3" loext:padding="0cm" loext:border="none"/>
    </style:style>
    <style:style style:name="T8" style:family="text">
      <style:text-properties fo:color="#000000" loext:opacity="100%" fo:font-size="10pt" officeooo:rsid="001376c6" loext:padding="0cm" loext:border="none"/>
    </style:style>
    <style:style style:name="T9" style:family="text">
      <style:text-properties fo:color="#000000" loext:opacity="100%" fo:font-size="10pt" officeooo:rsid="0013b707" loext:padding="0cm" loext:border="none"/>
    </style:style>
    <style:style style:name="T10" style:family="text">
      <style:text-properties fo:color="#000000" loext:opacity="100%" fo:font-size="10pt" officeooo:rsid="0018835f" loext:padding="0cm" loext:border="none"/>
    </style:style>
    <style:style style:name="T11" style:family="text">
      <style:text-properties fo:color="#000000" loext:opacity="100%" fo:font-size="10pt" officeooo:rsid="001a1d75" loext:padding="0cm" loext:border="none"/>
    </style:style>
    <style:style style:name="T12" style:family="text">
      <style:text-properties fo:color="#000000" loext:opacity="100%" fo:font-size="10pt" officeooo:rsid="001e643d" loext:padding="0cm" loext:border="none"/>
    </style:style>
    <style:style style:name="T13" style:family="text">
      <style:text-properties fo:color="#000000" loext:opacity="100%" fo:font-size="10pt" officeooo:rsid="0036df66" loext:padding="0cm" loext:border="none"/>
    </style:style>
    <style:style style:name="T14" style:family="text">
      <style:text-properties fo:color="#c9211e" loext:opacity="100%" fo:font-size="10pt" fo:font-weight="bold" style:font-weight-asian="bold" style:font-weight-complex="bold" loext:padding="0cm" loext:border="none"/>
    </style:style>
    <style:style style:name="T15" style:family="text">
      <style:text-properties fo:color="#c9211e" loext:opacity="100%" fo:font-size="10pt" loext:padding="0cm" loext:border="none"/>
    </style:style>
    <style:style style:name="T16" style:family="text">
      <style:text-properties officeooo:rsid="00168dd9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normal" officeooo:rsid="001e643d" loext:padding="0cm" loext:border="none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normal" officeooo:rsid="001e8e91" loext:padding="0cm" loext:border="none"/>
    </style:style>
    <style:style style:name="T19" style:family="text">
      <style:text-properties officeooo:rsid="0019e4a8"/>
    </style:style>
    <style:style style:name="T20" style:family="text">
      <style:text-properties officeooo:rsid="001e8e91"/>
    </style:style>
    <style:style style:name="T21" style:family="text">
      <style:text-properties officeooo:rsid="0022c5e0"/>
    </style:style>
    <style:style style:name="T22" style:family="text">
      <style:text-properties officeooo:rsid="0025f5f6"/>
    </style:style>
    <style:style style:name="T23" style:family="text">
      <style:text-properties officeooo:rsid="002b335f"/>
    </style:style>
    <style:style style:name="T24" style:family="text">
      <style:text-properties officeooo:rsid="0030bb52"/>
    </style:style>
    <style:style style:name="T25" style:family="text">
      <style:text-properties officeooo:rsid="003460b0"/>
    </style:style>
    <style:style style:name="T26" style:family="text">
      <style:text-properties officeooo:rsid="003505eb"/>
    </style:style>
    <style:style style:name="T27" style:family="text">
      <style:text-properties officeooo:rsid="0036df66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5">Aluno: Francisco Paulo Abreu Alves</text:span></text:p>
      <text:p text:style-name="P35"><text:span text:style-name="T5">Data: </text:span><text:span text:style-name="T13">30</text:span><text:span text:style-name="T5">.03.2022</text:span></text:p>
      <text:p text:style-name="P35"><text:span text:style-name="T5">Disciplina: Introdução ao Banco de Dados</text:span></text:p>
      <text:p text:style-name="P35"><text:span text:style-name="T5"/></text:p>
      <text:p text:style-name="P33"><text:span text:style-name="T5"/></text:p>
      <text:p text:style-name="P33"><text:span text:style-name="T5"/></text:p>
      <text:p text:style-name="P33"><text:span text:style-name="T5">A empresa precisa desenvolver um </text:span><text:span text:style-name="T6">software </text:span><text:span text:style-name="T5">para o setor de recursos humanos de uma empresa contratante. Você, como Projetista de Dados do projeto, foi encarregado de construir o </text:span><text:span text:style-name="T14">modelo relacional do sistema</text:span><text:span text:style-name="T5">. Em uma reunião com o cliente, o cenário foi levantado e, depois, registrado por meio do seguinte texto em uma ata:</text:span></text:p>
      <text:p text:style-name="P29"><text:span text:style-name="T5"/></text:p>
      <text:p text:style-name="P30"><text:span text:style-name="T5">"A empresa organiza o seu trabalho em </text:span><text:span text:style-name="T15">projetos</text:span><text:span text:style-name="T5"> que possuem:</text:span></text:p>
      <text:list xml:id="list999938407" text:style-name="L6">
        <text:list-item>
          <text:p text:style-name="P51"><text:span text:style-name="T5">um número identificador </text:span><text:span text:style-name="T9">(</text:span><text:span text:style-name="T5">código</text:span><text:span text:style-name="T9">)</text:span><text:span text:style-name="T5">, </text:span></text:p>
        </text:list-item>
        <text:list-item>
          <text:p text:style-name="P51"><text:span text:style-name="T5">uma abreviatura do projeto e </text:span></text:p>
        </text:list-item>
        <text:list-item>
          <text:p text:style-name="P52"><text:span text:style-name="T5">um texto descritivo. </text:span></text:p>
        </text:list-item>
      </text:list>
      <text:p text:style-name="P31"><text:span text:style-name="T5"/></text:p>
      <text:p text:style-name="P34"><text:span text:style-name="T5">Projeto</text:span><text:span text:style-name="T10">s</text:span><text:span text:style-name="T5"> <text:s text:c="33"/></text:span></text:p>
      <table:table table:name="Tabela3" table:style-name="Tabela3">
        <table:table-column table:style-name="Tabela3.A"/>
        <table:table-row table:style-name="TableLine2321125315552">
          <table:table-cell table:style-name="Tabela3.A1" office:value-type="string">
            <text:p text:style-name="P5"><text:span text:style-name="T16">cod-projeto</text:span></text:p>
            <text:p text:style-name="P4">abreviatura</text:p>
            <text:p text:style-name="P4">descricao</text:p>
            <text:p text:style-name="P5"/>
          </table:table-cell>
        </table:table-row>
      </table:table>
      <text:p text:style-name="P34"><text:span text:style-name="T5"/></text:p>
      <text:p text:style-name="P34"><text:span text:style-name="T5">Empregados</text:span></text:p>
      <table:table table:name="Tabela2" table:style-name="Tabela2">
        <table:table-column table:style-name="Tabela2.A"/>
        <table:table-row table:style-name="TableLine2321125276112">
          <table:table-cell table:style-name="Tabela2.A1" office:value-type="string">
            <text:p text:style-name="P5"><text:span text:style-name="T16">cod-empregado</text:span></text:p>
            <text:p text:style-name="P4">nome</text:p>
            <text:p text:style-name="P4"/>
            <text:p text:style-name="P2"/>
          </table:table-cell>
        </table:table-row>
      </table:table>
      <text:p text:style-name="P31"><text:span text:style-name="T5"/></text:p>
      <text:p text:style-name="P31"><text:span text:style-name="T5"/></text:p>
      <text:p text:style-name="P31"><text:span text:style-name="T5"/></text:p>
      <text:p text:style-name="P31"><text:span text:style-name="T5">Por exemplo, um projeto pode ser de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321032874784">
          <table:table-cell table:style-name="Tabela1.A1" office:value-type="string">
            <text:p text:style-name="P3">Código</text:p>
          </table:table-cell>
          <table:table-cell table:style-name="Tabela1.A1" office:value-type="string">
            <text:p text:style-name="P31"><text:span text:style-name="T7">A</text:span><text:span text:style-name="T5">breviatura</text:span></text:p>
          </table:table-cell>
          <table:table-cell table:style-name="Tabela1.C1" office:value-type="string">
            <text:p text:style-name="P31"><text:span text:style-name="T7">D</text:span><text:span text:style-name="T5">escrição</text:span></text:p>
          </table:table-cell>
        </table:table-row>
        <table:table-row table:style-name="TableLine2321032874784">
          <table:table-cell table:style-name="Tabela1.A2" office:value-type="string">
            <text:p text:style-name="P31"><text:span text:style-name="T5">2134</text:span></text:p>
          </table:table-cell>
          <table:table-cell table:style-name="Tabela1.A2" office:value-type="string">
            <text:p text:style-name="P31"><text:span text:style-name="T5">TOPAZIO</text:span></text:p>
          </table:table-cell>
          <table:table-cell table:style-name="Tabela1.C2" office:value-type="string">
            <text:p text:style-name="P31"><text:span text:style-name="T5">Construção do condomínio predial Topázio</text:span></text:p>
          </table:table-cell>
        </table:table-row>
      </table:table>
      <text:p text:style-name="P31"><text:span text:style-name="T5"/></text:p>
      <text:p text:style-name="P31"><text:span text:style-name="T5">Em cada projeto, são alocados os empregados que possuem:</text:span></text:p>
      <text:list xml:id="list1614501671" text:style-name="L5">
        <text:list-item>
          <text:p text:style-name="P49"><text:span text:style-name="T5">um código e </text:span></text:p>
        </text:list-item>
        <text:list-item>
          <text:p text:style-name="P50"><text:span text:style-name="T5">um nome; </text:span></text:p>
        </text:list-item>
        <text:list-item>
          <text:p text:style-name="P50"><text:span text:style-name="T5">se um projeto possui seu conjunto de empregados, um empregado pode atuar junto a vários projetos. </text:span></text:p>
        </text:list-item>
      </text:list>
      <text:p text:style-name="P31"><text:span text:style-name="T5"/></text:p>
      <text:p text:style-name="P32"><text:span text:style-name="T5">Além disso, o sistema tem:</text:span></text:p>
      <text:list xml:id="list1949464745" text:style-name="L4">
        <text:list-item>
          <text:p text:style-name="P47"><text:span text:style-name="T5">um cadastro de cargos </text:span><text:span text:style-name="T11">(registro do cargo: código, descrição, salário) </text:span><text:span text:style-name="T5">e </text:span></text:p>
        </text:list-item>
        <text:list-item>
          <text:p text:style-name="P48"><text:span text:style-name="T5">um cadastro dos setores da empresa </text:span><text:span text:style-name="T11">(registro do </text:span><text:span text:style-name="T12">setor</text:span><text:span text:style-name="T11">: código, descrição)</text:span><text:span text:style-name="T5">. </text:span></text:p>
        </text:list-item>
      </text:list>
      <text:p text:style-name="P32"><text:span text:style-name="T5"/></text:p>
      <text:p text:style-name="P32"><text:span text:style-name="T5">O registro de um cargo possui:</text:span></text:p>
      <text:list xml:id="list2341028539" text:style-name="L2">
        <text:list-item>
          <text:p text:style-name="P44"><text:span text:style-name="T5">um código,</text:span></text:p>
        </text:list-item>
        <text:list-item>
          <text:p text:style-name="P44"><text:span text:style-name="T8">u</text:span><text:span text:style-name="T5">ma descrição e </text:span></text:p>
        </text:list-item>
        <text:list-item>
          <text:p text:style-name="P44"><text:span text:style-name="T5">o valor do salário, e </text:span></text:p>
        </text:list-item>
      </text:list>
      <text:p text:style-name="P32"><text:span text:style-name="T5"/></text:p>
      <text:p text:style-name="P32"><text:span text:style-name="T8">O</text:span><text:span text:style-name="T5"> </text:span><text:span text:style-name="T8">registro de </text:span><text:span text:style-name="T5">um setor possui:</text:span></text:p>
      <text:list xml:id="list880678228" text:style-name="L3">
        <text:list-item>
          <text:p text:style-name="P45"><text:span text:style-name="T5">um código e </text:span></text:p>
        </text:list-item>
        <text:list-item>
          <text:p text:style-name="P46"><text:span text:style-name="T5">uma descrição.</text:span></text:p>
        </text:list-item>
        <text:list-item>
          <text:p text:style-name="P46"><text:span text:style-name="T5">Cada empregado deve estar associado ao seu cargo e alocado ao seu setor".</text:span></text:p>
        </text:list-item>
      </text:list>
      <text:p text:style-name="P29"><text:span text:style-name="T5"/></text:p>
      <text:p text:style-name="P29"><text:soft-page-break/><text:span text:style-name="T5">Diante desse cenário, responda às questões a seguir.</text:span></text:p>
      <text:list xml:id="list2371699634" text:style-name="L1">
        <text:list-item>
          <text:p text:style-name="P37"><text:s/>Construa o modelo relacional que representa o cenário exposto, contemplando tabelas <text:span text:style-name="T19">(relações)</text:span>, campos, chaves primárias e chaves estrangeiras no modelo.</text:p>
        </text:list-item>
      </text:list>
      <text:p text:style-name="P38"/>
      <text:p text:style-name="P40"/>
      <text:list xml:id="list4325760917349" text:continue-numbering="true" text:style-name="L1">
        <text:list-header>
          <text:p text:style-name="P37"><draw:frame text:anchor-type="paragraph" draw:z-index="6" draw:name="Forma5_1" draw:style-name="gr2" draw:text-style-name="P55" svg:width="0.992cm" svg:height="0.581cm" svg:x="8.183cm" svg:y="2.129cm"><draw:text-box><text:p>(1, n)</text:p></draw:text-box></draw:frame></text:p>
        </text:list-header>
      </text:list>
      <table:table table:name="Tabela4" table:style-name="Tabela4">
        <table:table-column table:style-name="Tabela4.A"/>
        <table:table-row table:style-name="TableLine2320978572528">
          <table:table-cell table:style-name="Tabela4.A1" office:value-type="string">
            <text:p text:style-name="P14"><draw:line text:anchor-type="paragraph" draw:z-index="0" draw:name="Forma1" draw:style-name="gr1" draw:text-style-name="P54" svg:x1="4.59cm" svg:y1="1.427cm" svg:x2="7.874cm" svg:y2="1.469cm"><text:p/></draw:line><draw:frame text:anchor-type="paragraph" draw:z-index="4" draw:name="Forma5" draw:style-name="gr2" draw:text-style-name="P55" svg:width="0.992cm" svg:height="0.581cm" svg:x="4.764cm" svg:y="0.693cm"><draw:text-box><text:p>(0, 1)</text:p></draw:text-box></draw:frame><draw:line text:anchor-type="paragraph" draw:z-index="3" draw:name="Forma4" draw:style-name="gr1" draw:text-style-name="P54" svg:x1="7.874cm" svg:y1="2.362cm" svg:x2="7.874cm" svg:y2="1.469cm"><text:p/></draw:line>Projetos</text:p>
          </table:table-cell>
        </table:table-row>
        <table:table-row table:style-name="TableLine2320978572528">
          <table:table-cell table:style-name="Tabela4.A2" office:value-type="string">
            <text:p text:style-name="P13">cod-projeto: <text:span text:style-name="T25">inteiro</text:span></text:p>
          </table:table-cell>
        </table:table-row>
        <table:table-row table:style-name="TableLine2320978572528">
          <table:table-cell table:style-name="Tabela4.A2" office:value-type="string">
            <text:p text:style-name="P13">abreviatura: <text:span text:style-name="T25">varchar(30)</text:span></text:p>
          </table:table-cell>
        </table:table-row>
        <table:table-row table:style-name="TableLine2320978572528">
          <table:table-cell table:style-name="Tabela4.A2" office:value-type="string">
            <text:p text:style-name="P13">Descrição: <text:span text:style-name="T25">varchar(30)</text:span></text:p>
          </table:table-cell>
        </table:table-row>
      </table:table>
      <table:table table:name="Tabela8" table:style-name="Tabela8">
        <table:table-column table:style-name="Tabela8.A"/>
        <table:table-row table:style-name="TableLine2321155776400">
          <table:table-cell table:style-name="Tabela8.A1" office:value-type="string">
            <text:p text:style-name="P12">Projeto_empregado</text:p>
          </table:table-cell>
        </table:table-row>
        <table:table-row table:style-name="TableLine2321155776400">
          <table:table-cell table:style-name="Tabela8.A2" office:value-type="string">
            <text:p text:style-name="P17">cod-projeto<text:span text:style-name="T2">: </text:span><text:span text:style-name="T3">inteiro </text:span><text:span text:style-name="T4">(key)</text:span></text:p>
          </table:table-cell>
        </table:table-row>
        <table:table-row table:style-name="TableLine2321155776400">
          <table:table-cell table:style-name="Tabela8.A2" office:value-type="string">
            <text:p text:style-name="P17">Cod-<text:span text:style-name="T24">empregado</text:span><text:span text:style-name="T2">: </text:span><text:span text:style-name="T3">inteiro </text:span><text:span text:style-name="T4">(f. key)</text:span></text:p>
          </table:table-cell>
        </table:table-row>
      </table:table>
      <text:p text:style-name="P41"><draw:line text:anchor-type="paragraph" draw:z-index="1" draw:name="Forma2" draw:style-name="gr1" draw:text-style-name="P54" svg:x1="8.015cm" svg:y1="0.067cm" svg:x2="8.015cm" svg:y2="1.579cm"><text:p/></draw:line><draw:frame text:anchor-type="paragraph" draw:z-index="7" draw:name="Forma5_2" draw:style-name="gr2" draw:text-style-name="P55" svg:width="0.992cm" svg:height="0.581cm" svg:x="8.16cm" svg:y="0.206cm"><draw:text-box><text:p>(1, n)</text:p></draw:text-box></draw:frame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1"><draw:line text:anchor-type="paragraph" draw:z-index="2" draw:name="Forma3" draw:style-name="gr1" draw:text-style-name="P54" svg:x1="4.655cm" svg:y1="1.014cm" svg:x2="7.918cm" svg:y2="1.014cm"><text:p/></draw:line><draw:frame text:anchor-type="paragraph" draw:z-index="5" draw:name="Forma5_0" draw:style-name="gr2" draw:text-style-name="P55" svg:width="0.992cm" svg:height="0.581cm" svg:x="4.713cm" svg:y="0.259cm"><draw:text-box><text:p>(0, 1)</text:p></draw:text-box></draw:frame>Empregados</text:p>
          </table:table-cell>
        </table:table-row>
        <table:table-row table:style-name="Tabela5.1">
          <table:table-cell table:style-name="Tabela5.A2" office:value-type="string">
            <text:p text:style-name="P16">Cod-<text:span text:style-name="T24">empregado: </text:span><text:span text:style-name="T3">inteiro</text:span></text:p>
          </table:table-cell>
        </table:table-row>
        <table:table-row table:style-name="Tabela5.1">
          <table:table-cell table:style-name="Tabela5.A2" office:value-type="string">
            <text:p text:style-name="P15"><draw:line text:anchor-type="paragraph" draw:z-index="9" draw:name="Forma8" draw:style-name="gr1" draw:text-style-name="P54" svg:x1="4.655cm" svg:y1="0.206cm" svg:x2="7.897cm" svg:y2="0.206cm"><text:p/></draw:line><draw:line text:anchor-type="paragraph" draw:z-index="11" draw:name="Forma10" draw:style-name="gr1" draw:text-style-name="P54" svg:x1="7.897cm" svg:y1="0.206cm" svg:x2="7.962cm" svg:y2="9.883cm"><text:p/></draw:line>Nome: <text:span text:style-name="T25">varchar(30)</text:span></text:p>
          </table:table-cell>
        </table:table-row>
      </table:table>
      <text:p text:style-name="P43"/>
      <text:p text:style-name="P40"/>
      <table:table table:name="Tabela6" table:style-name="Tabela6">
        <table:table-column table:style-name="Tabela6.A"/>
        <table:table-row table:style-name="TableLine2320980328272">
          <table:table-cell table:style-name="Tabela6.A1" office:value-type="string">
            <text:p text:style-name="P40"><draw:line text:anchor-type="paragraph" draw:z-index="10" draw:name="Forma9" draw:style-name="gr1" draw:text-style-name="P54" svg:x1="4.655cm" svg:y1="0.96cm" svg:x2="7.897cm" svg:y2="0.96cm"><text:p/></draw:line><draw:line text:anchor-type="paragraph" draw:z-index="12" draw:name="Forma7" draw:style-name="gr1" draw:text-style-name="P54" svg:x1="10.652cm" svg:y1="4.576cm" svg:x2="7.962cm" svg:y2="4.576cm"><text:p/></draw:line>Cargos</text:p>
          </table:table-cell>
        </table:table-row>
        <table:table-row table:style-name="TableLine2320980328272">
          <table:table-cell table:style-name="Tabela6.A2" office:value-type="string">
            <text:p text:style-name="P9">c<text:span text:style-name="T24">od-cargos: </text:span><text:span text:style-name="T25">inteiro</text:span></text:p>
          </table:table-cell>
        </table:table-row>
        <table:table-row table:style-name="TableLine2320980328272">
          <table:table-cell table:style-name="Tabela6.A2" office:value-type="string">
            <text:p text:style-name="P8">Descrição: <text:span text:style-name="T26">varchar(30)</text:span></text:p>
          </table:table-cell>
        </table:table-row>
        <table:table-row table:style-name="TableLine2320980328272">
          <table:table-cell table:style-name="Tabela6.A2" office:value-type="string">
            <text:p text:style-name="P8">Valor: <text:span text:style-name="T26">número(8)</text:span></text:p>
          </table:table-cell>
        </table:table-row>
      </table:table>
      <table:table table:name="Tabela9" table:style-name="Tabela9">
        <table:table-column table:style-name="Tabela9.A"/>
        <table:table-row table:style-name="TableLine2321033179328">
          <table:table-cell table:style-name="Tabela9.A1" office:value-type="string">
            <text:p text:style-name="P18">Empregado-<text:span text:style-name="T27">cargo-setor</text:span></text:p>
          </table:table-cell>
        </table:table-row>
        <table:table-row table:style-name="TableLine2321033179328">
          <table:table-cell table:style-name="Tabela9.A2" office:value-type="string">
            <text:p text:style-name="P16">Cod-<text:span text:style-name="T24">empregado: </text:span><text:span text:style-name="T3">inteiro </text:span><text:span text:style-name="T4">(key)</text:span></text:p>
          </table:table-cell>
        </table:table-row>
        <table:table-row table:style-name="TableLine2321033179328">
          <table:table-cell table:style-name="Tabela9.A2" office:value-type="string">
            <text:p text:style-name="P15">Nome: <text:span text:style-name="T25">varchar(30)</text:span></text:p>
          </table:table-cell>
        </table:table-row>
        <table:table-row table:style-name="TableLine2321033179328">
          <table:table-cell table:style-name="Tabela9.A2" office:value-type="string">
            <text:p text:style-name="P9">c<text:span text:style-name="T24">od-cargos: </text:span><text:span text:style-name="T25">inteiro</text:span></text:p>
          </table:table-cell>
        </table:table-row>
        <table:table-row table:style-name="TableLine2321033179328">
          <table:table-cell table:style-name="Tabela9.A2" office:value-type="string">
            <text:p text:style-name="P8">Descrição: <text:span text:style-name="T26">varchar(30)</text:span></text:p>
          </table:table-cell>
        </table:table-row>
        <table:table-row table:style-name="TableLine2321033179328">
          <table:table-cell table:style-name="Tabela9.A2" office:value-type="string">
            <text:p text:style-name="P10">Valor: <text:span text:style-name="T26">número(8)</text:span></text:p>
          </table:table-cell>
        </table:table-row>
        <table:table-row table:style-name="TableLine2321033179328">
          <table:table-cell table:style-name="Tabela9.A2" office:value-type="string">
            <text:p text:style-name="P23">C<text:span text:style-name="T24">od-setor: </text:span><text:span text:style-name="T25">inteiro</text:span></text:p>
          </table:table-cell>
        </table:table-row>
        <table:table-row table:style-name="TableLine2321033179328">
          <table:table-cell table:style-name="Tabela9.A2" office:value-type="string">
            <text:p text:style-name="P22">Descrição: <text:span text:style-name="T26">varchar(30)</text:span></text:p>
          </table:table-cell>
        </table:table-row>
      </table:table>
      <table:table table:name="Tabela7" table:style-name="Tabela7">
        <table:table-column table:style-name="Tabela7.A"/>
        <table:table-row table:style-name="TableLine2321155814480">
          <table:table-cell table:style-name="Tabela7.A1" office:value-type="string">
            <text:p text:style-name="P53">Setor</text:p>
          </table:table-cell>
        </table:table-row>
        <table:table-row table:style-name="TableLine2321155814480">
          <table:table-cell table:style-name="Tabela7.A2" office:value-type="string">
            <text:p text:style-name="P23"><draw:line text:anchor-type="paragraph" draw:z-index="8" draw:name="Forma6" draw:style-name="gr1" draw:text-style-name="P54" svg:x1="4.59cm" svg:y1="0.314cm" svg:x2="7.963cm" svg:y2="0.312cm"><text:p/></draw:line>C<text:span text:style-name="T24">od-setor: </text:span><text:span text:style-name="T25">inteiro</text:span></text:p>
          </table:table-cell>
        </table:table-row>
        <table:table-row table:style-name="TableLine2321155814480">
          <table:table-cell table:style-name="Tabela7.A2" office:value-type="string">
            <text:p text:style-name="P22">Descrição: <text:span text:style-name="T26">varchar(30)</text:span></text:p>
          </table:table-cell>
        </table:table-row>
      </table:table>
      <text:p text:style-name="P39"/>
      <text:p text:style-name="P36"/>
      <text:p text:style-name="P36"/>
      <text:list xml:id="list4326216458802" text:continue-numbering="true" text:style-name="L1">
        <text:list-item>
          <text:p text:style-name="P26"><text:s/>Apresente o comando de DDL (<text:span text:style-name="T1">Data Definition Language</text:span>) para a criação da tabela de CARGOS, contemplando os campos, seus tipos de dados, a obrigatoriedade e a chave primária.</text:p>
          <text:p text:style-name="P27">CREATE TABLE CARGOS</text:p>
          <text:p text:style-name="P27">COD_CARGOS <text:s text:c="20"/>INTEGER <text:s text:c="10"/>PRIMARY KEY</text:p>
          <text:p text:style-name="P27">DESCRICAO <text:s text:c="24"/>VARCHAR(50) <text:s text:c="3"/><text:span text:style-name="T20">NOT NULL</text:span></text:p>
          <text:p text:style-name="P28"><text:span text:style-name="T17">VALOR <text:s text:c="34"/>NUMBER(7) <text:s text:c="7"/></text:span><text:span text:style-name="T18">NOT NULL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" fo:font-family="Arial, sans-serif" fo:font-size="10pt" officeooo:rsid="0030bb52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23:59:47.145000000</meta:creation-date>
    <dc:date>2022-03-30T00:43:25.212000000</dc:date>
    <meta:editing-duration>P1DT13H23M25S</meta:editing-duration>
    <meta:editing-cycles>10</meta:editing-cycles>
    <meta:generator>LibreOffice/7.1.4.2$Windows_X86_64 LibreOffice_project/a529a4fab45b75fefc5b6226684193eb000654f6</meta:generator>
    <meta:document-statistic meta:table-count="9" meta:image-count="0" meta:object-count="0" meta:page-count="2" meta:paragraph-count="69" meta:word-count="344" meta:character-count="2388" meta:non-whitespace-character-count="1984"/>
  </office:meta>
</office:document-meta>
</file>